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style-name="ce3" table:formula="of:=5/9" office:value-type="float" office:value="0.555555555555556">
            <text:p>0.56</text:p>
          </table:table-cell>
          <table:table-cell office:value-type="string">
            <text:p><text:s/>= m</text:p>
          </table:table-cell>
          <table:table-cell table:number-columns-repeated="2"/>
          <table:table-cell table:formula="of:=[.B47]" office:value-type="float" office:value="37">
            <text:p>37</text:p>
          </table:table-cell>
          <table:table-cell office:value-type="string">
            <text:p><text:s/>= N</text:p>
          </table:table-cell>
          <table:table-cell/>
        </table:table-row>
        <table:table-row table:style-name="ro1">
          <table:table-cell table:number-columns-repeated="4"/>
          <table:table-cell table:style-name="ce3" table:formula="of:=-5/9*32" office:value-type="float" office:value="-17.7777777777778">
            <text:p>-17.78</text:p>
          </table:table-cell>
          <table:table-cell office:value-type="string">
            <text:p><text:s/>= b</text:p>
          </table:table-cell>
          <table:table-cell table:number-columns-repeated="2"/>
          <table:table-cell table:formula="of:=SUM([.C11:.C47])" office:value-type="float" office:value="4514">
            <text:p>4514</text:p>
          </table:table-cell>
          <table:table-cell office:value-type="string">
            <text:p><text:s/>= Sum x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float" office:value="40">
            <text:p>40.00</text:p>
          </table:table-cell>
          <table:table-cell office:value-type="string">
            <text:p><text:s/>= noise</text:p>
          </table:table-cell>
          <table:table-cell table:number-columns-repeated="2"/>
          <table:table-cell table:style-name="ce3" table:formula="of:=SUM([.F11:.F47])" office:value-type="float" office:value="1778.94738659263">
            <text:p>1778.95</text:p>
          </table:table-cell>
          <table:table-cell office:value-type="string">
            <text:p><text:s/>= Sum y'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easure</text:p>
          </table:table-cell>
          <table:table-cell office:value-type="string">
            <text:p>Perfect</text:p>
          </table:table-cell>
          <table:table-cell table:style-name="ce1" table:number-columns-repeated="2"/>
          <table:table-cell table:number-columns-repeated="2"/>
          <table:table-cell table:style-name="ce3" table:formula="of:=SUM([.G11:.G47])" office:value-type="float" office:value="277161.167079018">
            <text:p>277161.17</text:p>
          </table:table-cell>
          <table:table-cell office:value-type="string">
            <text:p><text:s/>= Sum xy'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et Point</text:p>
          </table:table-cell>
          <table:table-cell office:value-type="string">
            <text:p>Model</text:p>
          </table:table-cell>
          <table:table-cell table:style-name="ce1" office:value-type="string">
            <text:p>Measurement</text:p>
          </table:table-cell>
          <table:table-cell table:style-name="ce1" office:value-type="string">
            <text:p>Mearsure</text:p>
          </table:table-cell>
          <table:table-cell table:number-columns-repeated="2"/>
          <table:table-cell table:formula="of:=SUM([.H11:.H47])" office:value-type="float" office:value="656158">
            <text:p>656158</text:p>
          </table:table-cell>
          <table:table-cell office:value-type="string">
            <text:p><text:s/>= Sum xx</text:p>
          </table:table-cell>
          <table:table-cell/>
        </table:table-row>
        <table:table-row table:style-name="ro2">
          <table:table-cell/>
          <table:table-cell office:value-type="string">
            <text:p>Points</text:p>
          </table:table-cell>
          <table:table-cell office:value-type="string">
            <text:p>x or Fdeg</text:p>
          </table:table-cell>
          <table:table-cell office:value-type="string">
            <text:p><text:s text:c="2"/>y or Cdeg</text:p>
          </table:table-cell>
          <table:table-cell table:style-name="ce1" office:value-type="string">
            <text:p><text:s text:c="2"/>Error</text:p>
          </table:table-cell>
          <table:table-cell table:style-name="ce1" office:value-type="string">
            <text:p>Reading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>
            <text:p>y'</text:p>
          </table:table-cell>
          <table:table-cell table:style-name="ce1" office:value-type="string">
            <text:p>x*y'</text:p>
          </table:table-cell>
          <table:table-cell table:style-name="ce1" office:value-type="string">
            <text:p>x*x</text:p>
          </table:table-cell>
          <table:table-cell table:style-name="ce1" office:value-type="string">
            <text:p><text:s/>y Curve Fit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$E$4]*[.C11]+[.$E$5]" office:value-type="float" office:value="0">
            <text:p>0.0000</text:p>
          </table:table-cell>
          <table:table-cell table:style-name="ce4" table:formula="of:=(2*RAND()-1)*[.$E$6]" office:value-type="float" office:value="-38.9479544758797">
            <text:p>-38.95</text:p>
          </table:table-cell>
          <table:table-cell table:style-name="ce4" table:formula="of:=[.D11]+[.E11]" office:value-type="float" office:value="-38.9479544758797">
            <text:p>-38.95</text:p>
          </table:table-cell>
          <table:table-cell table:style-name="ce4" table:formula="of:=[.C11]*[.F11]" office:value-type="float" office:value="-1246.33454322815">
            <text:p>-1246.33</text:p>
          </table:table-cell>
          <table:table-cell table:style-name="ce1" table:formula="of:=[.C11]*[.C11]" office:value-type="float" office:value="1024">
            <text:p>1024</text:p>
          </table:table-cell>
          <table:table-cell table:style-name="ce4" table:formula="of:=[.$J$11]*[.C11]+[.$J$12]" office:value-type="float" office:value="-3.24004438630231">
            <text:p>-3.24</text:p>
          </table:table-cell>
          <table:table-cell table:style-name="ce3" table:formula="of:=([.I6]*[.I5]-[.I4]*[.I7])/([.I5]*[.I5]-[.I4]*[.I8])" office:value-type="float" office:value="0.570218927593337">
            <text:p>0.57</text:p>
          </table:table-cell>
          <table:table-cell office:value-type="string">
            <text:p><text:s/>= m using noisey data</text:p>
          </table:table-cell>
        </table:table-row>
        <table:table-row table:style-name="ro2">
          <table:table-cell/>
          <table:table-cell table:formula="of:=[.B11]+1" office:value-type="float" office:value="2">
            <text:p>2</text:p>
          </table:table-cell>
          <table:table-cell table:formula="of:=[.C11]+5" office:value-type="float" office:value="37">
            <text:p>37</text:p>
          </table:table-cell>
          <table:table-cell table:formula="of:=[.$E$4]*[.C12]+[.$E$5]" office:value-type="float" office:value="2.77777777777778">
            <text:p>2.7778</text:p>
          </table:table-cell>
          <table:table-cell table:style-name="ce4" table:formula="of:=(2*RAND()-1)*[.$E$6]" office:value-type="float" office:value="22.1830061264336">
            <text:p>22.18</text:p>
          </table:table-cell>
          <table:table-cell table:style-name="ce4" table:formula="of:=[.D12]+[.E12]" office:value-type="float" office:value="24.9607839042114">
            <text:p>24.96</text:p>
          </table:table-cell>
          <table:table-cell table:style-name="ce4" table:formula="of:=[.C12]*[.F12]" office:value-type="float" office:value="923.549004455821">
            <text:p>923.55</text:p>
          </table:table-cell>
          <table:table-cell table:style-name="ce1" table:formula="of:=[.C12]*[.C12]" office:value-type="float" office:value="1369">
            <text:p>1369</text:p>
          </table:table-cell>
          <table:table-cell table:style-name="ce4" table:formula="of:=[.$J$11]*[.C12]+[.$J$12]" office:value-type="float" office:value="-0.388949748335623">
            <text:p>-0.39</text:p>
          </table:table-cell>
          <table:table-cell table:style-name="ce3" table:formula="of:=([.I6]-[.J11]*[.I5])/[.I4]" office:value-type="float" office:value="-21.4870500692891">
            <text:p>-21.49</text:p>
          </table:table-cell>
          <table:table-cell office:value-type="string">
            <text:p><text:s/>= b using noisey data</text:p>
          </table:table-cell>
        </table:table-row>
        <table:table-row table:style-name="ro1">
          <table:table-cell/>
          <table:table-cell table:formula="of:=[.B12]+1" office:value-type="float" office:value="3">
            <text:p>3</text:p>
          </table:table-cell>
          <table:table-cell table:formula="of:=[.C12]+5" office:value-type="float" office:value="42">
            <text:p>42</text:p>
          </table:table-cell>
          <table:table-cell table:formula="of:=[.$E$4]*[.C13]+[.$E$5]" office:value-type="float" office:value="5.55555555555556">
            <text:p>5.5556</text:p>
          </table:table-cell>
          <table:table-cell table:style-name="ce4" table:formula="of:=(2*RAND()-1)*[.$E$6]" office:value-type="float" office:value="35.4117163270712">
            <text:p>35.41</text:p>
          </table:table-cell>
          <table:table-cell table:style-name="ce4" table:formula="of:=[.D13]+[.E13]" office:value-type="float" office:value="40.9672718826267">
            <text:p>40.97</text:p>
          </table:table-cell>
          <table:table-cell table:style-name="ce4" table:formula="of:=[.C13]*[.F13]" office:value-type="float" office:value="1720.62541907032">
            <text:p>1720.63</text:p>
          </table:table-cell>
          <table:table-cell table:style-name="ce1" table:formula="of:=[.C13]*[.C13]" office:value-type="float" office:value="1764">
            <text:p>1764</text:p>
          </table:table-cell>
          <table:table-cell table:style-name="ce4" table:formula="of:=[.$J$11]*[.C13]+[.$J$12]" office:value-type="float" office:value="2.46214488963106">
            <text:p>2.46</text:p>
          </table:table-cell>
          <table:table-cell table:number-columns-repeated="2"/>
        </table:table-row>
        <table:table-row table:style-name="ro1">
          <table:table-cell/>
          <table:table-cell table:formula="of:=[.B13]+1" office:value-type="float" office:value="4">
            <text:p>4</text:p>
          </table:table-cell>
          <table:table-cell table:formula="of:=[.C13]+5" office:value-type="float" office:value="47">
            <text:p>47</text:p>
          </table:table-cell>
          <table:table-cell table:formula="of:=[.$E$4]*[.C14]+[.$E$5]" office:value-type="float" office:value="8.33333333333333">
            <text:p>8.3333</text:p>
          </table:table-cell>
          <table:table-cell table:style-name="ce4" table:formula="of:=(2*RAND()-1)*[.$E$6]" office:value-type="float" office:value="-18.805398773402">
            <text:p>-18.81</text:p>
          </table:table-cell>
          <table:table-cell table:style-name="ce4" table:formula="of:=[.D14]+[.E14]" office:value-type="float" office:value="-10.4720654400686">
            <text:p>-10.47</text:p>
          </table:table-cell>
          <table:table-cell table:style-name="ce4" table:formula="of:=[.C14]*[.F14]" office:value-type="float" office:value="-492.187075683226">
            <text:p>-492.19</text:p>
          </table:table-cell>
          <table:table-cell table:style-name="ce1" table:formula="of:=[.C14]*[.C14]" office:value-type="float" office:value="2209">
            <text:p>2209</text:p>
          </table:table-cell>
          <table:table-cell table:style-name="ce4" table:formula="of:=[.$J$11]*[.C14]+[.$J$12]" office:value-type="float" office:value="5.31323952759774">
            <text:p>5.31</text:p>
          </table:table-cell>
          <table:table-cell table:number-columns-repeated="2"/>
        </table:table-row>
        <table:table-row table:style-name="ro1">
          <table:table-cell/>
          <table:table-cell table:formula="of:=[.B14]+1" office:value-type="float" office:value="5">
            <text:p>5</text:p>
          </table:table-cell>
          <table:table-cell table:formula="of:=[.C14]+5" office:value-type="float" office:value="52">
            <text:p>52</text:p>
          </table:table-cell>
          <table:table-cell table:formula="of:=[.$E$4]*[.C15]+[.$E$5]" office:value-type="float" office:value="11.1111111111111">
            <text:p>11.1111</text:p>
          </table:table-cell>
          <table:table-cell table:style-name="ce4" table:formula="of:=(2*RAND()-1)*[.$E$6]" office:value-type="float" office:value="-10.4219927825034">
            <text:p>-10.42</text:p>
          </table:table-cell>
          <table:table-cell table:style-name="ce4" table:formula="of:=[.D15]+[.E15]" office:value-type="float" office:value="0.689118328607744">
            <text:p>0.69</text:p>
          </table:table-cell>
          <table:table-cell table:style-name="ce4" table:formula="of:=[.C15]*[.F15]" office:value-type="float" office:value="35.8341530876027">
            <text:p>35.83</text:p>
          </table:table-cell>
          <table:table-cell table:style-name="ce1" table:formula="of:=[.C15]*[.C15]" office:value-type="float" office:value="2704">
            <text:p>2704</text:p>
          </table:table-cell>
          <table:table-cell table:style-name="ce4" table:formula="of:=[.$J$11]*[.C15]+[.$J$12]" office:value-type="float" office:value="8.16433416556443">
            <text:p>8.16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float" office:value="6">
            <text:p>6</text:p>
          </table:table-cell>
          <table:table-cell table:formula="of:=[.C15]+5" office:value-type="float" office:value="57">
            <text:p>57</text:p>
          </table:table-cell>
          <table:table-cell table:formula="of:=[.$E$4]*[.C16]+[.$E$5]" office:value-type="float" office:value="13.8888888888889">
            <text:p>13.8889</text:p>
          </table:table-cell>
          <table:table-cell table:style-name="ce4" table:formula="of:=(2*RAND()-1)*[.$E$6]" office:value-type="float" office:value="26.1020570807159">
            <text:p>26.10</text:p>
          </table:table-cell>
          <table:table-cell table:style-name="ce4" table:formula="of:=[.D16]+[.E16]" office:value-type="float" office:value="39.9909459696048">
            <text:p>39.99</text:p>
          </table:table-cell>
          <table:table-cell table:style-name="ce4" table:formula="of:=[.C16]*[.F16]" office:value-type="float" office:value="2279.48392026747">
            <text:p>2279.48</text:p>
          </table:table-cell>
          <table:table-cell table:style-name="ce1" table:formula="of:=[.C16]*[.C16]" office:value-type="float" office:value="3249">
            <text:p>3249</text:p>
          </table:table-cell>
          <table:table-cell table:style-name="ce4" table:formula="of:=[.$J$11]*[.C16]+[.$J$12]" office:value-type="float" office:value="11.0154288035311">
            <text:p>11.02</text:p>
          </table:table-cell>
          <table:table-cell table:number-columns-repeated="2"/>
        </table:table-row>
        <table:table-row table:style-name="ro1">
          <table:table-cell/>
          <table:table-cell table:formula="of:=[.B16]+1" office:value-type="float" office:value="7">
            <text:p>7</text:p>
          </table:table-cell>
          <table:table-cell table:formula="of:=[.C16]+5" office:value-type="float" office:value="62">
            <text:p>62</text:p>
          </table:table-cell>
          <table:table-cell table:formula="of:=[.$E$4]*[.C17]+[.$E$5]" office:value-type="float" office:value="16.6666666666667">
            <text:p>16.6667</text:p>
          </table:table-cell>
          <table:table-cell table:style-name="ce4" table:formula="of:=(2*RAND()-1)*[.$E$6]" office:value-type="float" office:value="4.63437857106328">
            <text:p>4.63</text:p>
          </table:table-cell>
          <table:table-cell table:style-name="ce4" table:formula="of:=[.D17]+[.E17]" office:value-type="float" office:value="21.3010452377299">
            <text:p>21.30</text:p>
          </table:table-cell>
          <table:table-cell table:style-name="ce4" table:formula="of:=[.C17]*[.F17]" office:value-type="float" office:value="1320.66480473926">
            <text:p>1320.66</text:p>
          </table:table-cell>
          <table:table-cell table:style-name="ce1" table:formula="of:=[.C17]*[.C17]" office:value-type="float" office:value="3844">
            <text:p>3844</text:p>
          </table:table-cell>
          <table:table-cell table:style-name="ce4" table:formula="of:=[.$J$11]*[.C17]+[.$J$12]" office:value-type="float" office:value="13.8665234414978">
            <text:p>13.87</text:p>
          </table:table-cell>
          <table:table-cell table:number-columns-repeated="2"/>
        </table:table-row>
        <table:table-row table:style-name="ro1">
          <table:table-cell/>
          <table:table-cell table:formula="of:=[.B17]+1" office:value-type="float" office:value="8">
            <text:p>8</text:p>
          </table:table-cell>
          <table:table-cell table:formula="of:=[.C17]+5" office:value-type="float" office:value="67">
            <text:p>67</text:p>
          </table:table-cell>
          <table:table-cell table:formula="of:=[.$E$4]*[.C18]+[.$E$5]" office:value-type="float" office:value="19.4444444444444">
            <text:p>19.4444</text:p>
          </table:table-cell>
          <table:table-cell table:style-name="ce4" table:formula="of:=(2*RAND()-1)*[.$E$6]" office:value-type="float" office:value="-18.6707348935306">
            <text:p>-18.67</text:p>
          </table:table-cell>
          <table:table-cell table:style-name="ce4" table:formula="of:=[.D18]+[.E18]" office:value-type="float" office:value="0.773709550913836">
            <text:p>0.77</text:p>
          </table:table-cell>
          <table:table-cell table:style-name="ce4" table:formula="of:=[.C18]*[.F18]" office:value-type="float" office:value="51.838539911227">
            <text:p>51.84</text:p>
          </table:table-cell>
          <table:table-cell table:style-name="ce1" table:formula="of:=[.C18]*[.C18]" office:value-type="float" office:value="4489">
            <text:p>4489</text:p>
          </table:table-cell>
          <table:table-cell table:style-name="ce4" table:formula="of:=[.$J$11]*[.C18]+[.$J$12]" office:value-type="float" office:value="16.7176180794645">
            <text:p>16.72</text:p>
          </table:table-cell>
          <table:table-cell table:number-columns-repeated="2"/>
        </table:table-row>
        <table:table-row table:style-name="ro1">
          <table:table-cell/>
          <table:table-cell table:formula="of:=[.B18]+1" office:value-type="float" office:value="9">
            <text:p>9</text:p>
          </table:table-cell>
          <table:table-cell table:formula="of:=[.C18]+5" office:value-type="float" office:value="72">
            <text:p>72</text:p>
          </table:table-cell>
          <table:table-cell table:formula="of:=[.$E$4]*[.C19]+[.$E$5]" office:value-type="float" office:value="22.2222222222222">
            <text:p>22.2222</text:p>
          </table:table-cell>
          <table:table-cell table:style-name="ce4" table:formula="of:=(2*RAND()-1)*[.$E$6]" office:value-type="float" office:value="35.2624171599746">
            <text:p>35.26</text:p>
          </table:table-cell>
          <table:table-cell table:style-name="ce4" table:formula="of:=[.D19]+[.E19]" office:value-type="float" office:value="57.4846393821968">
            <text:p>57.48</text:p>
          </table:table-cell>
          <table:table-cell table:style-name="ce4" table:formula="of:=[.C19]*[.F19]" office:value-type="float" office:value="4138.89403551817">
            <text:p>4138.89</text:p>
          </table:table-cell>
          <table:table-cell table:style-name="ce1" table:formula="of:=[.C19]*[.C19]" office:value-type="float" office:value="5184">
            <text:p>5184</text:p>
          </table:table-cell>
          <table:table-cell table:style-name="ce4" table:formula="of:=[.$J$11]*[.C19]+[.$J$12]" office:value-type="float" office:value="19.5687127174312">
            <text:p>19.57</text:p>
          </table:table-cell>
          <table:table-cell table:number-columns-repeated="2"/>
        </table:table-row>
        <table:table-row table:style-name="ro1">
          <table:table-cell/>
          <table:table-cell table:formula="of:=[.B19]+1" office:value-type="float" office:value="10">
            <text:p>10</text:p>
          </table:table-cell>
          <table:table-cell table:formula="of:=[.C19]+5" office:value-type="float" office:value="77">
            <text:p>77</text:p>
          </table:table-cell>
          <table:table-cell table:formula="of:=[.$E$4]*[.C20]+[.$E$5]" office:value-type="float" office:value="25">
            <text:p>25.0000</text:p>
          </table:table-cell>
          <table:table-cell table:style-name="ce4" table:formula="of:=(2*RAND()-1)*[.$E$6]" office:value-type="float" office:value="-19.230780955404">
            <text:p>-19.23</text:p>
          </table:table-cell>
          <table:table-cell table:style-name="ce4" table:formula="of:=[.D20]+[.E20]" office:value-type="float" office:value="5.76921904459596">
            <text:p>5.77</text:p>
          </table:table-cell>
          <table:table-cell table:style-name="ce4" table:formula="of:=[.C20]*[.F20]" office:value-type="float" office:value="444.229866433889">
            <text:p>444.23</text:p>
          </table:table-cell>
          <table:table-cell table:style-name="ce1" table:formula="of:=[.C20]*[.C20]" office:value-type="float" office:value="5929">
            <text:p>5929</text:p>
          </table:table-cell>
          <table:table-cell table:style-name="ce4" table:formula="of:=[.$J$11]*[.C20]+[.$J$12]" office:value-type="float" office:value="22.4198073553978">
            <text:p>22.42</text:p>
          </table:table-cell>
          <table:table-cell table:number-columns-repeated="2"/>
        </table:table-row>
        <table:table-row table:style-name="ro1">
          <table:table-cell/>
          <table:table-cell table:formula="of:=[.B20]+1" office:value-type="float" office:value="11">
            <text:p>11</text:p>
          </table:table-cell>
          <table:table-cell table:formula="of:=[.C20]+5" office:value-type="float" office:value="82">
            <text:p>82</text:p>
          </table:table-cell>
          <table:table-cell table:formula="of:=[.$E$4]*[.C21]+[.$E$5]" office:value-type="float" office:value="27.7777777777778">
            <text:p>27.7778</text:p>
          </table:table-cell>
          <table:table-cell table:style-name="ce4" table:formula="of:=(2*RAND()-1)*[.$E$6]" office:value-type="float" office:value="-36.126888487488">
            <text:p>-36.13</text:p>
          </table:table-cell>
          <table:table-cell table:style-name="ce4" table:formula="of:=[.D21]+[.E21]" office:value-type="float" office:value="-8.34911070971025">
            <text:p>-8.35</text:p>
          </table:table-cell>
          <table:table-cell table:style-name="ce4" table:formula="of:=[.C21]*[.F21]" office:value-type="float" office:value="-684.627078196241">
            <text:p>-684.63</text:p>
          </table:table-cell>
          <table:table-cell table:style-name="ce1" table:formula="of:=[.C21]*[.C21]" office:value-type="float" office:value="6724">
            <text:p>6724</text:p>
          </table:table-cell>
          <table:table-cell table:style-name="ce4" table:formula="of:=[.$J$11]*[.C21]+[.$J$12]" office:value-type="float" office:value="25.2709019933645">
            <text:p>25.27</text:p>
          </table:table-cell>
          <table:table-cell table:number-columns-repeated="2"/>
        </table:table-row>
        <table:table-row table:style-name="ro1">
          <table:table-cell/>
          <table:table-cell table:formula="of:=[.B21]+1" office:value-type="float" office:value="12">
            <text:p>12</text:p>
          </table:table-cell>
          <table:table-cell table:formula="of:=[.C21]+5" office:value-type="float" office:value="87">
            <text:p>87</text:p>
          </table:table-cell>
          <table:table-cell table:formula="of:=[.$E$4]*[.C22]+[.$E$5]" office:value-type="float" office:value="30.5555555555556">
            <text:p>30.5556</text:p>
          </table:table-cell>
          <table:table-cell table:style-name="ce4" table:formula="of:=(2*RAND()-1)*[.$E$6]" office:value-type="float" office:value="15.1487617939711">
            <text:p>15.15</text:p>
          </table:table-cell>
          <table:table-cell table:style-name="ce4" table:formula="of:=[.D22]+[.E22]" office:value-type="float" office:value="45.7043173495266">
            <text:p>45.70</text:p>
          </table:table-cell>
          <table:table-cell table:style-name="ce4" table:formula="of:=[.C22]*[.F22]" office:value-type="float" office:value="3976.27560940882">
            <text:p>3976.28</text:p>
          </table:table-cell>
          <table:table-cell table:style-name="ce1" table:formula="of:=[.C22]*[.C22]" office:value-type="float" office:value="7569">
            <text:p>7569</text:p>
          </table:table-cell>
          <table:table-cell table:style-name="ce4" table:formula="of:=[.$J$11]*[.C22]+[.$J$12]" office:value-type="float" office:value="28.1219966313312">
            <text:p>28.12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float" office:value="13">
            <text:p>13</text:p>
          </table:table-cell>
          <table:table-cell table:formula="of:=[.C22]+5" office:value-type="float" office:value="92">
            <text:p>92</text:p>
          </table:table-cell>
          <table:table-cell table:formula="of:=[.$E$4]*[.C23]+[.$E$5]" office:value-type="float" office:value="33.3333333333333">
            <text:p>33.3333</text:p>
          </table:table-cell>
          <table:table-cell table:style-name="ce4" table:formula="of:=(2*RAND()-1)*[.$E$6]" office:value-type="float" office:value="23.4402829781175">
            <text:p>23.44</text:p>
          </table:table-cell>
          <table:table-cell table:style-name="ce4" table:formula="of:=[.D23]+[.E23]" office:value-type="float" office:value="56.7736163114508">
            <text:p>56.77</text:p>
          </table:table-cell>
          <table:table-cell table:style-name="ce4" table:formula="of:=[.C23]*[.F23]" office:value-type="float" office:value="5223.17270065347">
            <text:p>5223.17</text:p>
          </table:table-cell>
          <table:table-cell table:style-name="ce1" table:formula="of:=[.C23]*[.C23]" office:value-type="float" office:value="8464">
            <text:p>8464</text:p>
          </table:table-cell>
          <table:table-cell table:style-name="ce4" table:formula="of:=[.$J$11]*[.C23]+[.$J$12]" office:value-type="float" office:value="30.9730912692979">
            <text:p>30.97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float" office:value="14">
            <text:p>14</text:p>
          </table:table-cell>
          <table:table-cell table:formula="of:=[.C23]+5" office:value-type="float" office:value="97">
            <text:p>97</text:p>
          </table:table-cell>
          <table:table-cell table:formula="of:=[.$E$4]*[.C24]+[.$E$5]" office:value-type="float" office:value="36.1111111111111">
            <text:p>36.1111</text:p>
          </table:table-cell>
          <table:table-cell table:style-name="ce4" table:formula="of:=(2*RAND()-1)*[.$E$6]" office:value-type="float" office:value="-7.48945975676179">
            <text:p>-7.49</text:p>
          </table:table-cell>
          <table:table-cell table:style-name="ce4" table:formula="of:=[.D24]+[.E24]" office:value-type="float" office:value="28.6216513543493">
            <text:p>28.62</text:p>
          </table:table-cell>
          <table:table-cell table:style-name="ce4" table:formula="of:=[.C24]*[.F24]" office:value-type="float" office:value="2776.30018137188">
            <text:p>2776.30</text:p>
          </table:table-cell>
          <table:table-cell table:style-name="ce1" table:formula="of:=[.C24]*[.C24]" office:value-type="float" office:value="9409">
            <text:p>9409</text:p>
          </table:table-cell>
          <table:table-cell table:style-name="ce4" table:formula="of:=[.$J$11]*[.C24]+[.$J$12]" office:value-type="float" office:value="33.8241859072646">
            <text:p>33.82</text:p>
          </table:table-cell>
          <table:table-cell table:number-columns-repeated="2"/>
        </table:table-row>
        <table:table-row table:style-name="ro1">
          <table:table-cell/>
          <table:table-cell table:formula="of:=[.B24]+1" office:value-type="float" office:value="15">
            <text:p>15</text:p>
          </table:table-cell>
          <table:table-cell table:formula="of:=[.C24]+5" office:value-type="float" office:value="102">
            <text:p>102</text:p>
          </table:table-cell>
          <table:table-cell table:formula="of:=[.$E$4]*[.C25]+[.$E$5]" office:value-type="float" office:value="38.8888888888889">
            <text:p>38.8889</text:p>
          </table:table-cell>
          <table:table-cell table:style-name="ce4" table:formula="of:=(2*RAND()-1)*[.$E$6]" office:value-type="float" office:value="-11.4108053036034">
            <text:p>-11.41</text:p>
          </table:table-cell>
          <table:table-cell table:style-name="ce4" table:formula="of:=[.D25]+[.E25]" office:value-type="float" office:value="27.4780835852855">
            <text:p>27.48</text:p>
          </table:table-cell>
          <table:table-cell table:style-name="ce4" table:formula="of:=[.C25]*[.F25]" office:value-type="float" office:value="2802.76452569912">
            <text:p>2802.76</text:p>
          </table:table-cell>
          <table:table-cell table:style-name="ce1" table:formula="of:=[.C25]*[.C25]" office:value-type="float" office:value="10404">
            <text:p>10404</text:p>
          </table:table-cell>
          <table:table-cell table:style-name="ce4" table:formula="of:=[.$J$11]*[.C25]+[.$J$12]" office:value-type="float" office:value="36.6752805452313">
            <text:p>36.68</text:p>
          </table:table-cell>
          <table:table-cell table:number-columns-repeated="2"/>
        </table:table-row>
        <table:table-row table:style-name="ro1">
          <table:table-cell/>
          <table:table-cell table:formula="of:=[.B25]+1" office:value-type="float" office:value="16">
            <text:p>16</text:p>
          </table:table-cell>
          <table:table-cell table:formula="of:=[.C25]+5" office:value-type="float" office:value="107">
            <text:p>107</text:p>
          </table:table-cell>
          <table:table-cell table:formula="of:=[.$E$4]*[.C26]+[.$E$5]" office:value-type="float" office:value="41.6666666666667">
            <text:p>41.6667</text:p>
          </table:table-cell>
          <table:table-cell table:style-name="ce4" table:formula="of:=(2*RAND()-1)*[.$E$6]" office:value-type="float" office:value="-23.4157055430114">
            <text:p>-23.42</text:p>
          </table:table-cell>
          <table:table-cell table:style-name="ce4" table:formula="of:=[.D26]+[.E26]" office:value-type="float" office:value="18.2509611236552">
            <text:p>18.25</text:p>
          </table:table-cell>
          <table:table-cell table:style-name="ce4" table:formula="of:=[.C26]*[.F26]" office:value-type="float" office:value="1952.85284023111">
            <text:p>1952.85</text:p>
          </table:table-cell>
          <table:table-cell table:style-name="ce1" table:formula="of:=[.C26]*[.C26]" office:value-type="float" office:value="11449">
            <text:p>11449</text:p>
          </table:table-cell>
          <table:table-cell table:style-name="ce4" table:formula="of:=[.$J$11]*[.C26]+[.$J$12]" office:value-type="float" office:value="39.526375183198">
            <text:p>39.53</text:p>
          </table:table-cell>
          <table:table-cell table:number-columns-repeated="2"/>
        </table:table-row>
        <table:table-row table:style-name="ro1">
          <table:table-cell/>
          <table:table-cell table:formula="of:=[.B26]+1" office:value-type="float" office:value="17">
            <text:p>17</text:p>
          </table:table-cell>
          <table:table-cell table:formula="of:=[.C26]+5" office:value-type="float" office:value="112">
            <text:p>112</text:p>
          </table:table-cell>
          <table:table-cell table:formula="of:=[.$E$4]*[.C27]+[.$E$5]" office:value-type="float" office:value="44.4444444444444">
            <text:p>44.4444</text:p>
          </table:table-cell>
          <table:table-cell table:style-name="ce4" table:formula="of:=(2*RAND()-1)*[.$E$6]" office:value-type="float" office:value="34.2206275090575">
            <text:p>34.22</text:p>
          </table:table-cell>
          <table:table-cell table:style-name="ce4" table:formula="of:=[.D27]+[.E27]" office:value-type="float" office:value="78.665071953502">
            <text:p>78.67</text:p>
          </table:table-cell>
          <table:table-cell table:style-name="ce4" table:formula="of:=[.C27]*[.F27]" office:value-type="float" office:value="8810.48805879222">
            <text:p>8810.49</text:p>
          </table:table-cell>
          <table:table-cell table:style-name="ce1" table:formula="of:=[.C27]*[.C27]" office:value-type="float" office:value="12544">
            <text:p>12544</text:p>
          </table:table-cell>
          <table:table-cell table:style-name="ce4" table:formula="of:=[.$J$11]*[.C27]+[.$J$12]" office:value-type="float" office:value="42.3774698211646">
            <text:p>42.38</text:p>
          </table:table-cell>
          <table:table-cell table:number-columns-repeated="2"/>
        </table:table-row>
        <table:table-row table:style-name="ro1">
          <table:table-cell/>
          <table:table-cell table:formula="of:=[.B27]+1" office:value-type="float" office:value="18">
            <text:p>18</text:p>
          </table:table-cell>
          <table:table-cell table:formula="of:=[.C27]+5" office:value-type="float" office:value="117">
            <text:p>117</text:p>
          </table:table-cell>
          <table:table-cell table:formula="of:=[.$E$4]*[.C28]+[.$E$5]" office:value-type="float" office:value="47.2222222222222">
            <text:p>47.2222</text:p>
          </table:table-cell>
          <table:table-cell table:style-name="ce4" table:formula="of:=(2*RAND()-1)*[.$E$6]" office:value-type="float" office:value="-14.9360529333353">
            <text:p>-14.94</text:p>
          </table:table-cell>
          <table:table-cell table:style-name="ce4" table:formula="of:=[.D28]+[.E28]" office:value-type="float" office:value="32.2861692888869">
            <text:p>32.29</text:p>
          </table:table-cell>
          <table:table-cell table:style-name="ce4" table:formula="of:=[.C28]*[.F28]" office:value-type="float" office:value="3777.48180679977">
            <text:p>3777.48</text:p>
          </table:table-cell>
          <table:table-cell table:style-name="ce1" table:formula="of:=[.C28]*[.C28]" office:value-type="float" office:value="13689">
            <text:p>13689</text:p>
          </table:table-cell>
          <table:table-cell table:style-name="ce4" table:formula="of:=[.$J$11]*[.C28]+[.$J$12]" office:value-type="float" office:value="45.2285644591313">
            <text:p>45.23</text:p>
          </table:table-cell>
          <table:table-cell table:number-columns-repeated="2"/>
        </table:table-row>
        <table:table-row table:style-name="ro1">
          <table:table-cell/>
          <table:table-cell table:formula="of:=[.B28]+1" office:value-type="float" office:value="19">
            <text:p>19</text:p>
          </table:table-cell>
          <table:table-cell table:formula="of:=[.C28]+5" office:value-type="float" office:value="122">
            <text:p>122</text:p>
          </table:table-cell>
          <table:table-cell table:formula="of:=[.$E$4]*[.C29]+[.$E$5]" office:value-type="float" office:value="50">
            <text:p>50.0000</text:p>
          </table:table-cell>
          <table:table-cell table:style-name="ce4" table:formula="of:=(2*RAND()-1)*[.$E$6]" office:value-type="float" office:value="-21.8379105441272">
            <text:p>-21.84</text:p>
          </table:table-cell>
          <table:table-cell table:style-name="ce4" table:formula="of:=[.D29]+[.E29]" office:value-type="float" office:value="28.1620894558728">
            <text:p>28.16</text:p>
          </table:table-cell>
          <table:table-cell table:style-name="ce4" table:formula="of:=[.C29]*[.F29]" office:value-type="float" office:value="3435.77491361648">
            <text:p>3435.77</text:p>
          </table:table-cell>
          <table:table-cell table:style-name="ce1" table:formula="of:=[.C29]*[.C29]" office:value-type="float" office:value="14884">
            <text:p>14884</text:p>
          </table:table-cell>
          <table:table-cell table:style-name="ce4" table:formula="of:=[.$J$11]*[.C29]+[.$J$12]" office:value-type="float" office:value="48.079659097098">
            <text:p>48.08</text:p>
          </table:table-cell>
          <table:table-cell table:number-columns-repeated="2"/>
        </table:table-row>
        <table:table-row table:style-name="ro1">
          <table:table-cell/>
          <table:table-cell table:formula="of:=[.B29]+1" office:value-type="float" office:value="20">
            <text:p>20</text:p>
          </table:table-cell>
          <table:table-cell table:formula="of:=[.C29]+5" office:value-type="float" office:value="127">
            <text:p>127</text:p>
          </table:table-cell>
          <table:table-cell table:formula="of:=[.$E$4]*[.C30]+[.$E$5]" office:value-type="float" office:value="52.7777777777778">
            <text:p>52.7778</text:p>
          </table:table-cell>
          <table:table-cell table:style-name="ce4" table:formula="of:=(2*RAND()-1)*[.$E$6]" office:value-type="float" office:value="-12.3918916098773">
            <text:p>-12.39</text:p>
          </table:table-cell>
          <table:table-cell table:style-name="ce4" table:formula="of:=[.D30]+[.E30]" office:value-type="float" office:value="40.3858861679004">
            <text:p>40.39</text:p>
          </table:table-cell>
          <table:table-cell table:style-name="ce4" table:formula="of:=[.C30]*[.F30]" office:value-type="float" office:value="5129.00754332336">
            <text:p>5129.01</text:p>
          </table:table-cell>
          <table:table-cell table:style-name="ce1" table:formula="of:=[.C30]*[.C30]" office:value-type="float" office:value="16129">
            <text:p>16129</text:p>
          </table:table-cell>
          <table:table-cell table:style-name="ce4" table:formula="of:=[.$J$11]*[.C30]+[.$J$12]" office:value-type="float" office:value="50.9307537350647">
            <text:p>50.93</text:p>
          </table:table-cell>
          <table:table-cell table:number-columns-repeated="2"/>
        </table:table-row>
        <table:table-row table:style-name="ro1">
          <table:table-cell/>
          <table:table-cell table:formula="of:=[.B30]+1" office:value-type="float" office:value="21">
            <text:p>21</text:p>
          </table:table-cell>
          <table:table-cell table:formula="of:=[.C30]+5" office:value-type="float" office:value="132">
            <text:p>132</text:p>
          </table:table-cell>
          <table:table-cell table:formula="of:=[.$E$4]*[.C31]+[.$E$5]" office:value-type="float" office:value="55.5555555555556">
            <text:p>55.5556</text:p>
          </table:table-cell>
          <table:table-cell table:style-name="ce4" table:formula="of:=(2*RAND()-1)*[.$E$6]" office:value-type="float" office:value="-34.3845968320966">
            <text:p>-34.38</text:p>
          </table:table-cell>
          <table:table-cell table:style-name="ce4" table:formula="of:=[.D31]+[.E31]" office:value-type="float" office:value="21.170958723459">
            <text:p>21.17</text:p>
          </table:table-cell>
          <table:table-cell table:style-name="ce4" table:formula="of:=[.C31]*[.F31]" office:value-type="float" office:value="2794.56655149659">
            <text:p>2794.57</text:p>
          </table:table-cell>
          <table:table-cell table:style-name="ce1" table:formula="of:=[.C31]*[.C31]" office:value-type="float" office:value="17424">
            <text:p>17424</text:p>
          </table:table-cell>
          <table:table-cell table:style-name="ce4" table:formula="of:=[.$J$11]*[.C31]+[.$J$12]" office:value-type="float" office:value="53.7818483730314">
            <text:p>53.78</text:p>
          </table:table-cell>
          <table:table-cell table:number-columns-repeated="2"/>
        </table:table-row>
        <table:table-row table:style-name="ro1">
          <table:table-cell/>
          <table:table-cell table:formula="of:=[.B31]+1" office:value-type="float" office:value="22">
            <text:p>22</text:p>
          </table:table-cell>
          <table:table-cell table:formula="of:=[.C31]+5" office:value-type="float" office:value="137">
            <text:p>137</text:p>
          </table:table-cell>
          <table:table-cell table:formula="of:=[.$E$4]*[.C32]+[.$E$5]" office:value-type="float" office:value="58.3333333333333">
            <text:p>58.3333</text:p>
          </table:table-cell>
          <table:table-cell table:style-name="ce4" table:formula="of:=(2*RAND()-1)*[.$E$6]" office:value-type="float" office:value="-35.8061812631786">
            <text:p>-35.81</text:p>
          </table:table-cell>
          <table:table-cell table:style-name="ce4" table:formula="of:=[.D32]+[.E32]" office:value-type="float" office:value="22.5271520701547">
            <text:p>22.53</text:p>
          </table:table-cell>
          <table:table-cell table:style-name="ce4" table:formula="of:=[.C32]*[.F32]" office:value-type="float" office:value="3086.2198336112">
            <text:p>3086.22</text:p>
          </table:table-cell>
          <table:table-cell table:style-name="ce1" table:formula="of:=[.C32]*[.C32]" office:value-type="float" office:value="18769">
            <text:p>18769</text:p>
          </table:table-cell>
          <table:table-cell table:style-name="ce4" table:formula="of:=[.$J$11]*[.C32]+[.$J$12]" office:value-type="float" office:value="56.6329430109981">
            <text:p>56.63</text:p>
          </table:table-cell>
          <table:table-cell table:number-columns-repeated="2"/>
        </table:table-row>
        <table:table-row table:style-name="ro1">
          <table:table-cell/>
          <table:table-cell table:formula="of:=[.B32]+1" office:value-type="float" office:value="23">
            <text:p>23</text:p>
          </table:table-cell>
          <table:table-cell table:formula="of:=[.C32]+5" office:value-type="float" office:value="142">
            <text:p>142</text:p>
          </table:table-cell>
          <table:table-cell table:formula="of:=[.$E$4]*[.C33]+[.$E$5]" office:value-type="float" office:value="61.1111111111111">
            <text:p>61.1111</text:p>
          </table:table-cell>
          <table:table-cell table:style-name="ce4" table:formula="of:=(2*RAND()-1)*[.$E$6]" office:value-type="float" office:value="37.7001478336751">
            <text:p>37.70</text:p>
          </table:table-cell>
          <table:table-cell table:style-name="ce4" table:formula="of:=[.D33]+[.E33]" office:value-type="float" office:value="98.8112589447863">
            <text:p>98.81</text:p>
          </table:table-cell>
          <table:table-cell table:style-name="ce4" table:formula="of:=[.C33]*[.F33]" office:value-type="float" office:value="14031.1987701596">
            <text:p>14031.20</text:p>
          </table:table-cell>
          <table:table-cell table:style-name="ce1" table:formula="of:=[.C33]*[.C33]" office:value-type="float" office:value="20164">
            <text:p>20164</text:p>
          </table:table-cell>
          <table:table-cell table:style-name="ce4" table:formula="of:=[.$J$11]*[.C33]+[.$J$12]" office:value-type="float" office:value="59.4840376489648">
            <text:p>59.48</text:p>
          </table:table-cell>
          <table:table-cell table:number-columns-repeated="2"/>
        </table:table-row>
        <table:table-row table:style-name="ro1">
          <table:table-cell/>
          <table:table-cell table:formula="of:=[.B33]+1" office:value-type="float" office:value="24">
            <text:p>24</text:p>
          </table:table-cell>
          <table:table-cell table:formula="of:=[.C33]+5" office:value-type="float" office:value="147">
            <text:p>147</text:p>
          </table:table-cell>
          <table:table-cell table:formula="of:=[.$E$4]*[.C34]+[.$E$5]" office:value-type="float" office:value="63.8888888888889">
            <text:p>63.8889</text:p>
          </table:table-cell>
          <table:table-cell table:style-name="ce4" table:formula="of:=(2*RAND()-1)*[.$E$6]" office:value-type="float" office:value="-10.5414319038391">
            <text:p>-10.54</text:p>
          </table:table-cell>
          <table:table-cell table:style-name="ce4" table:formula="of:=[.D34]+[.E34]" office:value-type="float" office:value="53.3474569850498">
            <text:p>53.35</text:p>
          </table:table-cell>
          <table:table-cell table:style-name="ce4" table:formula="of:=[.C34]*[.F34]" office:value-type="float" office:value="7842.07617680232">
            <text:p>7842.08</text:p>
          </table:table-cell>
          <table:table-cell table:style-name="ce1" table:formula="of:=[.C34]*[.C34]" office:value-type="float" office:value="21609">
            <text:p>21609</text:p>
          </table:table-cell>
          <table:table-cell table:style-name="ce4" table:formula="of:=[.$J$11]*[.C34]+[.$J$12]" office:value-type="float" office:value="62.3351322869314">
            <text:p>62.34</text:p>
          </table:table-cell>
          <table:table-cell table:number-columns-repeated="2"/>
        </table:table-row>
        <table:table-row table:style-name="ro1">
          <table:table-cell/>
          <table:table-cell table:formula="of:=[.B34]+1" office:value-type="float" office:value="25">
            <text:p>25</text:p>
          </table:table-cell>
          <table:table-cell table:formula="of:=[.C34]+5" office:value-type="float" office:value="152">
            <text:p>152</text:p>
          </table:table-cell>
          <table:table-cell table:formula="of:=[.$E$4]*[.C35]+[.$E$5]" office:value-type="float" office:value="66.6666666666667">
            <text:p>66.6667</text:p>
          </table:table-cell>
          <table:table-cell table:style-name="ce4" table:formula="of:=(2*RAND()-1)*[.$E$6]" office:value-type="float" office:value="-27.3563151806593">
            <text:p>-27.36</text:p>
          </table:table-cell>
          <table:table-cell table:style-name="ce4" table:formula="of:=[.D35]+[.E35]" office:value-type="float" office:value="39.3103514860074">
            <text:p>39.31</text:p>
          </table:table-cell>
          <table:table-cell table:style-name="ce4" table:formula="of:=[.C35]*[.F35]" office:value-type="float" office:value="5975.17342587312">
            <text:p>5975.17</text:p>
          </table:table-cell>
          <table:table-cell table:style-name="ce1" table:formula="of:=[.C35]*[.C35]" office:value-type="float" office:value="23104">
            <text:p>23104</text:p>
          </table:table-cell>
          <table:table-cell table:style-name="ce4" table:formula="of:=[.$J$11]*[.C35]+[.$J$12]" office:value-type="float" office:value="65.1862269248981">
            <text:p>65.19</text:p>
          </table:table-cell>
          <table:table-cell table:number-columns-repeated="2"/>
        </table:table-row>
        <table:table-row table:style-name="ro1">
          <table:table-cell/>
          <table:table-cell table:formula="of:=[.B35]+1" office:value-type="float" office:value="26">
            <text:p>26</text:p>
          </table:table-cell>
          <table:table-cell table:formula="of:=[.C35]+5" office:value-type="float" office:value="157">
            <text:p>157</text:p>
          </table:table-cell>
          <table:table-cell table:formula="of:=[.$E$4]*[.C36]+[.$E$5]" office:value-type="float" office:value="69.4444444444445">
            <text:p>69.4444</text:p>
          </table:table-cell>
          <table:table-cell table:style-name="ce4" table:formula="of:=(2*RAND()-1)*[.$E$6]" office:value-type="float" office:value="-15.6795601546764">
            <text:p>-15.68</text:p>
          </table:table-cell>
          <table:table-cell table:style-name="ce4" table:formula="of:=[.D36]+[.E36]" office:value-type="float" office:value="53.764884289768">
            <text:p>53.76</text:p>
          </table:table-cell>
          <table:table-cell table:style-name="ce4" table:formula="of:=[.C36]*[.F36]" office:value-type="float" office:value="8441.08683349358">
            <text:p>8441.09</text:p>
          </table:table-cell>
          <table:table-cell table:style-name="ce1" table:formula="of:=[.C36]*[.C36]" office:value-type="float" office:value="24649">
            <text:p>24649</text:p>
          </table:table-cell>
          <table:table-cell table:style-name="ce4" table:formula="of:=[.$J$11]*[.C36]+[.$J$12]" office:value-type="float" office:value="68.0373215628648">
            <text:p>68.04</text:p>
          </table:table-cell>
          <table:table-cell table:number-columns-repeated="2"/>
        </table:table-row>
        <table:table-row table:style-name="ro1">
          <table:table-cell/>
          <table:table-cell table:formula="of:=[.B36]+1" office:value-type="float" office:value="27">
            <text:p>27</text:p>
          </table:table-cell>
          <table:table-cell table:formula="of:=[.C36]+5" office:value-type="float" office:value="162">
            <text:p>162</text:p>
          </table:table-cell>
          <table:table-cell table:formula="of:=[.$E$4]*[.C37]+[.$E$5]" office:value-type="float" office:value="72.2222222222222">
            <text:p>72.2222</text:p>
          </table:table-cell>
          <table:table-cell table:style-name="ce4" table:formula="of:=(2*RAND()-1)*[.$E$6]" office:value-type="float" office:value="27.9085175693035">
            <text:p>27.91</text:p>
          </table:table-cell>
          <table:table-cell table:style-name="ce4" table:formula="of:=[.D37]+[.E37]" office:value-type="float" office:value="100.130739791526">
            <text:p>100.13</text:p>
          </table:table-cell>
          <table:table-cell table:style-name="ce4" table:formula="of:=[.C37]*[.F37]" office:value-type="float" office:value="16221.1798462272">
            <text:p>16221.18</text:p>
          </table:table-cell>
          <table:table-cell table:style-name="ce1" table:formula="of:=[.C37]*[.C37]" office:value-type="float" office:value="26244">
            <text:p>26244</text:p>
          </table:table-cell>
          <table:table-cell table:style-name="ce4" table:formula="of:=[.$J$11]*[.C37]+[.$J$12]" office:value-type="float" office:value="70.8884162008315">
            <text:p>70.89</text:p>
          </table:table-cell>
          <table:table-cell table:number-columns-repeated="2"/>
        </table:table-row>
        <table:table-row table:style-name="ro1">
          <table:table-cell/>
          <table:table-cell table:formula="of:=[.B37]+1" office:value-type="float" office:value="28">
            <text:p>28</text:p>
          </table:table-cell>
          <table:table-cell table:formula="of:=[.C37]+5" office:value-type="float" office:value="167">
            <text:p>167</text:p>
          </table:table-cell>
          <table:table-cell table:formula="of:=[.$E$4]*[.C38]+[.$E$5]" office:value-type="float" office:value="75">
            <text:p>75.0000</text:p>
          </table:table-cell>
          <table:table-cell table:style-name="ce4" table:formula="of:=(2*RAND()-1)*[.$E$6]" office:value-type="float" office:value="-38.9042776077986">
            <text:p>-38.90</text:p>
          </table:table-cell>
          <table:table-cell table:style-name="ce4" table:formula="of:=[.D38]+[.E38]" office:value-type="float" office:value="36.0957223922014">
            <text:p>36.10</text:p>
          </table:table-cell>
          <table:table-cell table:style-name="ce4" table:formula="of:=[.C38]*[.F38]" office:value-type="float" office:value="6027.98563949764">
            <text:p>6027.99</text:p>
          </table:table-cell>
          <table:table-cell table:style-name="ce1" table:formula="of:=[.C38]*[.C38]" office:value-type="float" office:value="27889">
            <text:p>27889</text:p>
          </table:table-cell>
          <table:table-cell table:style-name="ce4" table:formula="of:=[.$J$11]*[.C38]+[.$J$12]" office:value-type="float" office:value="73.7395108387982">
            <text:p>73.74</text:p>
          </table:table-cell>
          <table:table-cell table:number-columns-repeated="2"/>
        </table:table-row>
        <table:table-row table:style-name="ro1">
          <table:table-cell/>
          <table:table-cell table:formula="of:=[.B38]+1" office:value-type="float" office:value="29">
            <text:p>29</text:p>
          </table:table-cell>
          <table:table-cell table:formula="of:=[.C38]+5" office:value-type="float" office:value="172">
            <text:p>172</text:p>
          </table:table-cell>
          <table:table-cell table:formula="of:=[.$E$4]*[.C39]+[.$E$5]" office:value-type="float" office:value="77.7777777777778">
            <text:p>77.7778</text:p>
          </table:table-cell>
          <table:table-cell table:style-name="ce4" table:formula="of:=(2*RAND()-1)*[.$E$6]" office:value-type="float" office:value="31.3822204433382">
            <text:p>31.38</text:p>
          </table:table-cell>
          <table:table-cell table:style-name="ce4" table:formula="of:=[.D39]+[.E39]" office:value-type="float" office:value="109.159998221116">
            <text:p>109.16</text:p>
          </table:table-cell>
          <table:table-cell table:style-name="ce4" table:formula="of:=[.C39]*[.F39]" office:value-type="float" office:value="18775.5196940319">
            <text:p>18775.52</text:p>
          </table:table-cell>
          <table:table-cell table:style-name="ce1" table:formula="of:=[.C39]*[.C39]" office:value-type="float" office:value="29584">
            <text:p>29584</text:p>
          </table:table-cell>
          <table:table-cell table:style-name="ce4" table:formula="of:=[.$J$11]*[.C39]+[.$J$12]" office:value-type="float" office:value="76.5906054767649">
            <text:p>76.59</text:p>
          </table:table-cell>
          <table:table-cell table:number-columns-repeated="2"/>
        </table:table-row>
        <table:table-row table:style-name="ro1">
          <table:table-cell/>
          <table:table-cell table:formula="of:=[.B39]+1" office:value-type="float" office:value="30">
            <text:p>30</text:p>
          </table:table-cell>
          <table:table-cell table:formula="of:=[.C39]+5" office:value-type="float" office:value="177">
            <text:p>177</text:p>
          </table:table-cell>
          <table:table-cell table:formula="of:=[.$E$4]*[.C40]+[.$E$5]" office:value-type="float" office:value="80.5555555555556">
            <text:p>80.5556</text:p>
          </table:table-cell>
          <table:table-cell table:style-name="ce4" table:formula="of:=(2*RAND()-1)*[.$E$6]" office:value-type="float" office:value="-36.3237245939672">
            <text:p>-36.32</text:p>
          </table:table-cell>
          <table:table-cell table:style-name="ce4" table:formula="of:=[.D40]+[.E40]" office:value-type="float" office:value="44.2318309615884">
            <text:p>44.23</text:p>
          </table:table-cell>
          <table:table-cell table:style-name="ce4" table:formula="of:=[.C40]*[.F40]" office:value-type="float" office:value="7829.03408020114">
            <text:p>7829.03</text:p>
          </table:table-cell>
          <table:table-cell table:style-name="ce1" table:formula="of:=[.C40]*[.C40]" office:value-type="float" office:value="31329">
            <text:p>31329</text:p>
          </table:table-cell>
          <table:table-cell table:style-name="ce4" table:formula="of:=[.$J$11]*[.C40]+[.$J$12]" office:value-type="float" office:value="79.4417001147315">
            <text:p>79.44</text:p>
          </table:table-cell>
          <table:table-cell table:number-columns-repeated="2"/>
        </table:table-row>
        <table:table-row table:style-name="ro1">
          <table:table-cell/>
          <table:table-cell table:formula="of:=[.B40]+1" office:value-type="float" office:value="31">
            <text:p>31</text:p>
          </table:table-cell>
          <table:table-cell table:formula="of:=[.C40]+5" office:value-type="float" office:value="182">
            <text:p>182</text:p>
          </table:table-cell>
          <table:table-cell table:formula="of:=[.$E$4]*[.C41]+[.$E$5]" office:value-type="float" office:value="83.3333333333333">
            <text:p>83.3333</text:p>
          </table:table-cell>
          <table:table-cell table:style-name="ce4" table:formula="of:=(2*RAND()-1)*[.$E$6]" office:value-type="float" office:value="16.7074476182461">
            <text:p>16.71</text:p>
          </table:table-cell>
          <table:table-cell table:style-name="ce4" table:formula="of:=[.D41]+[.E41]" office:value-type="float" office:value="100.040780951579">
            <text:p>100.04</text:p>
          </table:table-cell>
          <table:table-cell table:style-name="ce4" table:formula="of:=[.C41]*[.F41]" office:value-type="float" office:value="18207.4221331875">
            <text:p>18207.42</text:p>
          </table:table-cell>
          <table:table-cell table:style-name="ce1" table:formula="of:=[.C41]*[.C41]" office:value-type="float" office:value="33124">
            <text:p>33124</text:p>
          </table:table-cell>
          <table:table-cell table:style-name="ce4" table:formula="of:=[.$J$11]*[.C41]+[.$J$12]" office:value-type="float" office:value="82.2927947526982">
            <text:p>82.29</text:p>
          </table:table-cell>
          <table:table-cell table:number-columns-repeated="2"/>
        </table:table-row>
        <table:table-row table:style-name="ro1">
          <table:table-cell/>
          <table:table-cell table:formula="of:=[.B41]+1" office:value-type="float" office:value="32">
            <text:p>32</text:p>
          </table:table-cell>
          <table:table-cell table:formula="of:=[.C41]+5" office:value-type="float" office:value="187">
            <text:p>187</text:p>
          </table:table-cell>
          <table:table-cell table:formula="of:=[.$E$4]*[.C42]+[.$E$5]" office:value-type="float" office:value="86.1111111111111">
            <text:p>86.1111</text:p>
          </table:table-cell>
          <table:table-cell table:style-name="ce4" table:formula="of:=(2*RAND()-1)*[.$E$6]" office:value-type="float" office:value="35.9021368063986">
            <text:p>35.90</text:p>
          </table:table-cell>
          <table:table-cell table:style-name="ce4" table:formula="of:=[.D42]+[.E42]" office:value-type="float" office:value="122.01324791751">
            <text:p>122.01</text:p>
          </table:table-cell>
          <table:table-cell table:style-name="ce4" table:formula="of:=[.C42]*[.F42]" office:value-type="float" office:value="22816.4773605743">
            <text:p>22816.48</text:p>
          </table:table-cell>
          <table:table-cell table:style-name="ce1" table:formula="of:=[.C42]*[.C42]" office:value-type="float" office:value="34969">
            <text:p>34969</text:p>
          </table:table-cell>
          <table:table-cell table:style-name="ce4" table:formula="of:=[.$J$11]*[.C42]+[.$J$12]" office:value-type="float" office:value="85.1438893906649">
            <text:p>85.14</text:p>
          </table:table-cell>
          <table:table-cell table:number-columns-repeated="2"/>
        </table:table-row>
        <table:table-row table:style-name="ro1">
          <table:table-cell/>
          <table:table-cell table:formula="of:=[.B42]+1" office:value-type="float" office:value="33">
            <text:p>33</text:p>
          </table:table-cell>
          <table:table-cell table:formula="of:=[.C42]+5" office:value-type="float" office:value="192">
            <text:p>192</text:p>
          </table:table-cell>
          <table:table-cell table:formula="of:=[.$E$4]*[.C43]+[.$E$5]" office:value-type="float" office:value="88.8888888888889">
            <text:p>88.8889</text:p>
          </table:table-cell>
          <table:table-cell table:style-name="ce4" table:formula="of:=(2*RAND()-1)*[.$E$6]" office:value-type="float" office:value="-12.8857488185167">
            <text:p>-12.89</text:p>
          </table:table-cell>
          <table:table-cell table:style-name="ce4" table:formula="of:=[.D43]+[.E43]" office:value-type="float" office:value="76.0031400703722">
            <text:p>76.00</text:p>
          </table:table-cell>
          <table:table-cell table:style-name="ce4" table:formula="of:=[.C43]*[.F43]" office:value-type="float" office:value="14592.6028935115">
            <text:p>14592.60</text:p>
          </table:table-cell>
          <table:table-cell table:style-name="ce1" table:formula="of:=[.C43]*[.C43]" office:value-type="float" office:value="36864">
            <text:p>36864</text:p>
          </table:table-cell>
          <table:table-cell table:style-name="ce4" table:formula="of:=[.$J$11]*[.C43]+[.$J$12]" office:value-type="float" office:value="87.9949840286316">
            <text:p>87.99</text:p>
          </table:table-cell>
          <table:table-cell table:number-columns-repeated="2"/>
        </table:table-row>
        <table:table-row table:style-name="ro1">
          <table:table-cell/>
          <table:table-cell table:formula="of:=[.B43]+1" office:value-type="float" office:value="34">
            <text:p>34</text:p>
          </table:table-cell>
          <table:table-cell table:formula="of:=[.C43]+5" office:value-type="float" office:value="197">
            <text:p>197</text:p>
          </table:table-cell>
          <table:table-cell table:formula="of:=[.$E$4]*[.C44]+[.$E$5]" office:value-type="float" office:value="91.6666666666667">
            <text:p>91.6667</text:p>
          </table:table-cell>
          <table:table-cell table:style-name="ce4" table:formula="of:=(2*RAND()-1)*[.$E$6]" office:value-type="float" office:value="28.7611011229455">
            <text:p>28.76</text:p>
          </table:table-cell>
          <table:table-cell table:style-name="ce4" table:formula="of:=[.D44]+[.E44]" office:value-type="float" office:value="120.427767789612">
            <text:p>120.43</text:p>
          </table:table-cell>
          <table:table-cell table:style-name="ce4" table:formula="of:=[.C44]*[.F44]" office:value-type="float" office:value="23724.2702545536">
            <text:p>23724.27</text:p>
          </table:table-cell>
          <table:table-cell table:style-name="ce1" table:formula="of:=[.C44]*[.C44]" office:value-type="float" office:value="38809">
            <text:p>38809</text:p>
          </table:table-cell>
          <table:table-cell table:style-name="ce4" table:formula="of:=[.$J$11]*[.C44]+[.$J$12]" office:value-type="float" office:value="90.8460786665983">
            <text:p>90.85</text:p>
          </table:table-cell>
          <table:table-cell table:number-columns-repeated="2"/>
        </table:table-row>
        <table:table-row table:style-name="ro1">
          <table:table-cell/>
          <table:table-cell table:formula="of:=[.B44]+1" office:value-type="float" office:value="35">
            <text:p>35</text:p>
          </table:table-cell>
          <table:table-cell table:formula="of:=[.C44]+5" office:value-type="float" office:value="202">
            <text:p>202</text:p>
          </table:table-cell>
          <table:table-cell table:formula="of:=[.$E$4]*[.C45]+[.$E$5]" office:value-type="float" office:value="94.4444444444445">
            <text:p>94.4444</text:p>
          </table:table-cell>
          <table:table-cell table:style-name="ce4" table:formula="of:=(2*RAND()-1)*[.$E$6]" office:value-type="float" office:value="2.2939239628613">
            <text:p>2.29</text:p>
          </table:table-cell>
          <table:table-cell table:style-name="ce4" table:formula="of:=[.D45]+[.E45]" office:value-type="float" office:value="96.7383684073058">
            <text:p>96.74</text:p>
          </table:table-cell>
          <table:table-cell table:style-name="ce4" table:formula="of:=[.C45]*[.F45]" office:value-type="float" office:value="19541.1504182758">
            <text:p>19541.15</text:p>
          </table:table-cell>
          <table:table-cell table:style-name="ce1" table:formula="of:=[.C45]*[.C45]" office:value-type="float" office:value="40804">
            <text:p>40804</text:p>
          </table:table-cell>
          <table:table-cell table:style-name="ce4" table:formula="of:=[.$J$11]*[.C45]+[.$J$12]" office:value-type="float" office:value="93.697173304565">
            <text:p>93.70</text:p>
          </table:table-cell>
          <table:table-cell table:number-columns-repeated="2"/>
        </table:table-row>
        <table:table-row table:style-name="ro1">
          <table:table-cell/>
          <table:table-cell table:formula="of:=[.B45]+1" office:value-type="float" office:value="36">
            <text:p>36</text:p>
          </table:table-cell>
          <table:table-cell table:formula="of:=[.C45]+5" office:value-type="float" office:value="207">
            <text:p>207</text:p>
          </table:table-cell>
          <table:table-cell table:formula="of:=[.$E$4]*[.C46]+[.$E$5]" office:value-type="float" office:value="97.2222222222222">
            <text:p>97.2222</text:p>
          </table:table-cell>
          <table:table-cell table:style-name="ce4" table:formula="of:=(2*RAND()-1)*[.$E$6]" office:value-type="float" office:value="-18.686009477824">
            <text:p>-18.69</text:p>
          </table:table-cell>
          <table:table-cell table:style-name="ce4" table:formula="of:=[.D46]+[.E46]" office:value-type="float" office:value="78.5362127443983">
            <text:p>78.54</text:p>
          </table:table-cell>
          <table:table-cell table:style-name="ce4" table:formula="of:=[.C46]*[.F46]" office:value-type="float" office:value="16256.9960380904">
            <text:p>16257.00</text:p>
          </table:table-cell>
          <table:table-cell table:style-name="ce1" table:formula="of:=[.C46]*[.C46]" office:value-type="float" office:value="42849">
            <text:p>42849</text:p>
          </table:table-cell>
          <table:table-cell table:style-name="ce4" table:formula="of:=[.$J$11]*[.C46]+[.$J$12]" office:value-type="float" office:value="96.5482679425316">
            <text:p>96.55</text:p>
          </table:table-cell>
          <table:table-cell table:number-columns-repeated="2"/>
        </table:table-row>
        <table:table-row table:style-name="ro1">
          <table:table-cell/>
          <table:table-cell table:formula="of:=[.B46]+1" office:value-type="float" office:value="37">
            <text:p>37</text:p>
          </table:table-cell>
          <table:table-cell table:formula="of:=[.C46]+5" office:value-type="float" office:value="212">
            <text:p>212</text:p>
          </table:table-cell>
          <table:table-cell table:formula="of:=[.$E$4]*[.C47]+[.$E$5]" office:value-type="float" office:value="100">
            <text:p>100.0000</text:p>
          </table:table-cell>
          <table:table-cell table:style-name="ce4" table:formula="of:=(2*RAND()-1)*[.$E$6]" office:value-type="float" office:value="16.1420655809343">
            <text:p>16.14</text:p>
          </table:table-cell>
          <table:table-cell table:style-name="ce4" table:formula="of:=[.D47]+[.E47]" office:value-type="float" office:value="116.142065580934">
            <text:p>116.14</text:p>
          </table:table-cell>
          <table:table-cell table:style-name="ce4" table:formula="of:=[.C47]*[.F47]" office:value-type="float" office:value="24622.1179031581">
            <text:p>24622.12</text:p>
          </table:table-cell>
          <table:table-cell table:style-name="ce1" table:formula="of:=[.C47]*[.C47]" office:value-type="float" office:value="44944">
            <text:p>44944</text:p>
          </table:table-cell>
          <table:table-cell table:style-name="ce4" table:formula="of:=[.$J$11]*[.C47]+[.$J$12]" office:value-type="float" office:value="99.3993625804984">
            <text:p>99.40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ot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Plot.L30" table:end-x="0.6268in" table:end-y="0.1646in" draw:z-index="0" draw:style-name="gr1" draw:text-style-name="P1" svg:width="9.5043in" svg:height="5.1303in" svg:x="0.0126in" svg:y="0.013in">
              <draw:object draw:notify-on-update-of-ranges="Data.D7:Data.D9 Data.D11:Data.D47 Data.C11:Data.C47 Data.F8:Data.F9 Data.F11:Data.F47 Data.C11:Data.C47 Data.I10:Data.I10 Data.I11:Data.I47 Data.C11:Data.C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9">03/19/2025</text:date>, <text:time>14:0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9T13:31:35.22</meta:creation-date>
    <dc:date>2025-03-19T14:09:02.79</dc:date>
    <meta:editing-duration>PT21M3S</meta:editing-duration>
    <meta:editing-cycles>3</meta:editing-cycles>
    <meta:generator>OpenOffice/4.1.12$Win32 OpenOffice.org_project/4112m1$Build-9809</meta:generator>
    <meta:document-statistic meta:table-count="2" meta:cell-count="3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42cm" svg:height="13.032cm" xlink:href=".." xlink:type="simple" chart:class="chart:scatter" chart:style-name="ch1">
        <chart:title svg:x="9.831cm" svg:y="0.396cm" chart:style-name="ch2">
          <text:p>Temperature Curve Fit</text:p>
        </chart:title>
        <chart:subtitle svg:x="10.36cm" svg:y="1.435cm" chart:style-name="ch3">
          <text:p>Least Square Error</text:p>
        </chart:subtitle>
        <chart:legend chart:legend-position="end" svg:x="18.882cm" svg:y="5.68cm" style:legend-expansion="high" chart:style-name="ch4"/>
        <chart:plot-area chart:style-name="ch5" table:cell-range-address="Data.C11:Data.D47 Data.D7:Data.D9 Data.F8:Data.F9 Data.F11:Data.F47 Data.I10:Data.I47" chart:data-source-has-labels="row" svg:x="1.52cm" svg:y="2.638cm" svg:width="16.398cm" svg:height="9.126cm">
          <chartooo:coordinate-region svg:x="2.803cm" svg:y="2.85cm" svg:width="14.835cm" svg:height="8.702cm"/>
          <chart:axis chart:dimension="x" chart:name="primary-x" chart:style-name="ch6">
            <chart:title svg:x="8.207cm" svg:y="12.025cm" chart:style-name="ch7">
              <text:p>Degrees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502cm" chart:style-name="ch10">
              <text:p>Degrees Celsius</text:p>
            </chart:title>
            <chart:grid chart:style-name="ch8" chart:class="major"/>
          </chart:axis>
          <chart:series chart:style-name="ch11" chart:values-cell-range-address="Data.D11:Data.D47" chart:label-cell-address="Data.D7:Data.D9" chart:class="chart:scatter">
            <chart:domain table:cell-range-address="Data.C11:Data.C47"/>
            <chart:data-point chart:repeated="37"/>
          </chart:series>
          <chart:series chart:style-name="ch12" chart:values-cell-range-address="Data.F11:Data.F47" chart:label-cell-address="Data.F8:Data.F9" chart:class="chart:scatter">
            <chart:data-point chart:repeated="37"/>
          </chart:series>
          <chart:series chart:style-name="ch13" chart:values-cell-range-address="Data.I11:Data.I47" chart:label-cell-address="Data.I10:Data.I10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rfect Model   y or Cdeg</text:p>
                <text:list>
                  <text:list-item>
                    <text:p>Perfect</text:p>
                  </text:list-item>
                  <text:list-item>
                    <text:p>Model</text:p>
                  </text:list-item>
                  <text:list-item>
                    <text:p>  y or Cdeg</text:p>
                  </text:list-item>
                </text:list>
                <draw:g>
                  <svg:desc>Data.D7:Data.D9</svg:desc>
                </draw:g>
              </table:table-cell>
              <table:table-cell office:value-type="string">
                <text:p>Mearsure Reading</text:p>
                <text:list>
                  <text:list-item>
                    <text:p>Mearsure</text:p>
                  </text:list-item>
                  <text:list-item>
                    <text:p>Reading</text:p>
                  </text:list-item>
                </text:list>
                <draw:g>
                  <svg:desc>Data.F8:Data.F9</svg:desc>
                </draw:g>
              </table:table-cell>
              <table:table-cell office:value-type="string">
                <text:p> y Curve Fit</text:p>
                <draw:g>
                  <svg:desc>Data.I10:Data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Data.C11:Data.C47</svg:desc>
                </draw:g>
              </table:table-cell>
              <table:table-cell office:value-type="float" office:value="0">
                <text:p>0</text:p>
                <draw:g>
                  <svg:desc>Data.D11:Data.D47</svg:desc>
                </draw:g>
              </table:table-cell>
              <table:table-cell office:value-type="float" office:value="-38.9479544758797">
                <text:p>-38.9479544758797</text:p>
                <draw:g>
                  <svg:desc>Data.F11:Data.F47</svg:desc>
                </draw:g>
              </table:table-cell>
              <table:table-cell office:value-type="float" office:value="-3.24004438630231">
                <text:p>-3.24004438630231</text:p>
                <draw:g>
                  <svg:desc>Data.I11:Data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24.9607839042114">
                <text:p>24.9607839042114</text:p>
              </table:table-cell>
              <table:table-cell office:value-type="float" office:value="-0.388949748335623">
                <text:p>-0.388949748335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40.9672718826267">
                <text:p>40.9672718826267</text:p>
              </table:table-cell>
              <table:table-cell office:value-type="float" office:value="2.46214488963106">
                <text:p>2.46214488963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-10.4720654400686">
                <text:p>-10.4720654400686</text:p>
              </table:table-cell>
              <table:table-cell office:value-type="float" office:value="5.31323952759774">
                <text:p>5.31323952759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0.689118328607744">
                <text:p>0.689118328607744</text:p>
              </table:table-cell>
              <table:table-cell office:value-type="float" office:value="8.16433416556443">
                <text:p>8.16433416556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39.9909459696048">
                <text:p>39.9909459696048</text:p>
              </table:table-cell>
              <table:table-cell office:value-type="float" office:value="11.0154288035311">
                <text:p>11.0154288035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1.3010452377299">
                <text:p>21.3010452377299</text:p>
              </table:table-cell>
              <table:table-cell office:value-type="float" office:value="13.8665234414978">
                <text:p>13.8665234414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0.773709550913836">
                <text:p>0.773709550913836</text:p>
              </table:table-cell>
              <table:table-cell office:value-type="float" office:value="16.7176180794645">
                <text:p>16.7176180794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7.4846393821968">
                <text:p>57.4846393821968</text:p>
              </table:table-cell>
              <table:table-cell office:value-type="float" office:value="19.5687127174312">
                <text:p>19.5687127174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5.76921904459596">
                <text:p>5.76921904459596</text:p>
              </table:table-cell>
              <table:table-cell office:value-type="float" office:value="22.4198073553978">
                <text:p>22.4198073553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-8.34911070971025">
                <text:p>-8.34911070971025</text:p>
              </table:table-cell>
              <table:table-cell office:value-type="float" office:value="25.2709019933645">
                <text:p>25.2709019933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45.7043173495266">
                <text:p>45.7043173495266</text:p>
              </table:table-cell>
              <table:table-cell office:value-type="float" office:value="28.1219966313312">
                <text:p>28.1219966313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6.7736163114508">
                <text:p>56.7736163114508</text:p>
              </table:table-cell>
              <table:table-cell office:value-type="float" office:value="30.9730912692979">
                <text:p>30.9730912692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28.6216513543493">
                <text:p>28.6216513543493</text:p>
              </table:table-cell>
              <table:table-cell office:value-type="float" office:value="33.8241859072646">
                <text:p>33.8241859072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27.4780835852855">
                <text:p>27.4780835852855</text:p>
              </table:table-cell>
              <table:table-cell office:value-type="float" office:value="36.6752805452313">
                <text:p>36.6752805452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8.2509611236552">
                <text:p>18.2509611236552</text:p>
              </table:table-cell>
              <table:table-cell office:value-type="float" office:value="39.526375183198">
                <text:p>39.526375183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78.665071953502">
                <text:p>78.665071953502</text:p>
              </table:table-cell>
              <table:table-cell office:value-type="float" office:value="42.3774698211646">
                <text:p>42.3774698211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32.2861692888869">
                <text:p>32.2861692888869</text:p>
              </table:table-cell>
              <table:table-cell office:value-type="float" office:value="45.2285644591313">
                <text:p>45.2285644591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28.1620894558728">
                <text:p>28.1620894558728</text:p>
              </table:table-cell>
              <table:table-cell office:value-type="float" office:value="48.079659097098">
                <text:p>48.079659097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40.3858861679004">
                <text:p>40.3858861679004</text:p>
              </table:table-cell>
              <table:table-cell office:value-type="float" office:value="50.9307537350647">
                <text:p>50.9307537350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1.170958723459">
                <text:p>21.170958723459</text:p>
              </table:table-cell>
              <table:table-cell office:value-type="float" office:value="53.7818483730314">
                <text:p>53.7818483730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2.5271520701547">
                <text:p>22.5271520701547</text:p>
              </table:table-cell>
              <table:table-cell office:value-type="float" office:value="56.6329430109981">
                <text:p>56.6329430109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98.8112589447863">
                <text:p>98.8112589447863</text:p>
              </table:table-cell>
              <table:table-cell office:value-type="float" office:value="59.4840376489648">
                <text:p>59.4840376489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53.3474569850498">
                <text:p>53.3474569850498</text:p>
              </table:table-cell>
              <table:table-cell office:value-type="float" office:value="62.3351322869314">
                <text:p>62.3351322869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9.3103514860074">
                <text:p>39.3103514860074</text:p>
              </table:table-cell>
              <table:table-cell office:value-type="float" office:value="65.1862269248981">
                <text:p>65.1862269248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53.764884289768">
                <text:p>53.764884289768</text:p>
              </table:table-cell>
              <table:table-cell office:value-type="float" office:value="68.0373215628648">
                <text:p>68.0373215628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100.130739791526">
                <text:p>100.130739791526</text:p>
              </table:table-cell>
              <table:table-cell office:value-type="float" office:value="70.8884162008315">
                <text:p>70.8884162008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36.0957223922014">
                <text:p>36.0957223922014</text:p>
              </table:table-cell>
              <table:table-cell office:value-type="float" office:value="73.7395108387982">
                <text:p>73.7395108387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09.159998221116">
                <text:p>109.159998221116</text:p>
              </table:table-cell>
              <table:table-cell office:value-type="float" office:value="76.5906054767649">
                <text:p>76.5906054767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44.2318309615884">
                <text:p>44.2318309615884</text:p>
              </table:table-cell>
              <table:table-cell office:value-type="float" office:value="79.4417001147315">
                <text:p>79.44170011473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00.040780951579">
                <text:p>100.040780951579</text:p>
              </table:table-cell>
              <table:table-cell office:value-type="float" office:value="82.2927947526982">
                <text:p>82.2927947526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122.01324791751">
                <text:p>122.01324791751</text:p>
              </table:table-cell>
              <table:table-cell office:value-type="float" office:value="85.1438893906649">
                <text:p>85.1438893906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76.0031400703722">
                <text:p>76.0031400703722</text:p>
              </table:table-cell>
              <table:table-cell office:value-type="float" office:value="87.9949840286316">
                <text:p>87.9949840286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20.427767789612">
                <text:p>120.427767789612</text:p>
              </table:table-cell>
              <table:table-cell office:value-type="float" office:value="90.8460786665983">
                <text:p>90.8460786665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96.7383684073058">
                <text:p>96.7383684073058</text:p>
              </table:table-cell>
              <table:table-cell office:value-type="float" office:value="93.697173304565">
                <text:p>93.697173304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78.5362127443983">
                <text:p>78.5362127443983</text:p>
              </table:table-cell>
              <table:table-cell office:value-type="float" office:value="96.5482679425316">
                <text:p>96.5482679425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16.142065580934">
                <text:p>116.142065580934</text:p>
              </table:table-cell>
              <table:table-cell office:value-type="float" office:value="99.3993625804984">
                <text:p>99.3993625804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